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 style:list-style-name="L1">
      <style:text-properties fo:font-weight="bold" officeooo:rsid="000e26da" style:font-weight-asian="bold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0731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color="#2a6099" loext:opacity="100%"/>
    </style:style>
    <style:style style:name="P9" style:family="paragraph" style:parent-style-name="Text_20_body">
      <style:text-properties fo:color="#2a6099" loext:opacity="100%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2a6099" loext:opacity="100%" officeooo:rsid="0010731d" officeooo:paragraph-rsid="0010731d"/>
    </style:style>
    <style:style style:name="P11" style:family="paragraph" style:parent-style-name="Text_20_body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fo:color="#2a6099" loext:opacity="100%" officeooo:rsid="0010731d" officeooo:paragraph-rsid="0010731d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color="#2a6099" loext:opacity="100%" fo:font-weight="bold" officeooo:rsid="0010731d" officeooo:paragraph-rsid="0010731d" style:font-weight-asian="bold" style:font-weight-complex="bold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color="#2a6099" loext:opacity="100%" fo:font-weight="bold" officeooo:rsid="0010731d" officeooo:paragraph-rsid="0010731d" style:font-weight-asian="bold" style:font-weight-complex="bold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officeooo:paragraph-rsid="001073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10731d"/>
    </style:style>
    <style:style style:name="T4" style:family="text">
      <style:text-properties fo:color="#2a6099" loext:opacity="100%" fo:font-weight="bold" officeooo:rsid="0010731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yui_3_17_2_1_1706599582451_1020"/><text:span text:style-name="Strong_20_Emphasis">Importancia de la Comunicación Visual:</text:span></text:p>
          <text:list>
            <text:list-item>
              <text:p text:style-name="P4">Definir qué es la comunicación visual y por qué es crucial en el diseño web.</text:p>
            </text:list-item>
          </text:list>
        </text:list-item>
      </text:list>
      <text:p text:style-name="P1"/>
      <text:p text:style-name="P1"><text:tab/><text:span text:style-name="T2">La comunicación visual es el proceso de transmitir información y mensajes mediante elementos visuales, como imágenes, gráficos, colores, tipografía y diseño. En el contexto del diseño web, la comunicación visual juega un papel fundamental en la creación de experiencias visuales efectivas que facilitan la comprensión, la interacción y la retención de la información por parte del usuario. </text:span></text:p>
      <text:list xml:id="list143836814987954" text:continue-numbering="true" text:style-name="L1">
        <text:list-item>
          <text:list>
            <text:list-item>
              <text:p text:style-name="P4">Discutir los principios básicos de la comunicación visual, como la jerarquía, contraste, equilibrio y simplicidad.</text:p>
            </text:list-item>
          </text:list>
        </text:list-item>
      </text:list>
      <text:p text:style-name="Text_20_body"><text:span text:style-name="Strong_20_Emphasis"><text:span text:style-name="T2">Jerarquía:</text:span></text:span></text:p>
      <text:list text:style-name="L2">
        <text:list-item>
          <text:list>
            <text:list-item>
              <text:p text:style-name="P8">La jerarquía visual guía a los usuarios a través de la información de manera ordenada, resaltando elementos importantes y estableciendo la importancia relativa de cada componente en la página.</text:p>
            </text:list-item>
          </text:list>
        </text:list-item>
        <text:list-item>
          <text:p text:style-name="P7"><text:span text:style-name="Strong_20_Emphasis"><text:span text:style-name="T2">Contraste:</text:span></text:span></text:p>
          <text:list>
            <text:list-item>
              <text:p text:style-name="P8">El contraste se refiere a la diferencia visual entre elementos, ya sea en términos de color, tamaño, forma o estilo. Un buen uso del contraste ayuda a destacar información crucial y a mejorar la legibilidad.</text:p>
            </text:list-item>
          </text:list>
        </text:list-item>
        <text:list-item>
          <text:p text:style-name="P7"><text:span text:style-name="Strong_20_Emphasis"><text:span text:style-name="T2">Equilibrio:</text:span></text:span></text:p>
          <text:list>
            <text:list-item>
              <text:p text:style-name="P8">El equilibrio visual se logra distribuyendo elementos de manera proporcional en la página. Puede ser simétrico, asimétrico o radial, según el diseño, pero busca crear una sensación de estabilidad.</text:p>
            </text:list-item>
          </text:list>
        </text:list-item>
        <text:list-item>
          <text:p text:style-name="P7"><text:span text:style-name="Strong_20_Emphasis"><text:span text:style-name="T2">Simplicidad:</text:span></text:span></text:p>
          <text:list>
            <text:list-item>
              <text:p text:style-name="P8">La simplicidad implica eliminar elementos innecesarios y simplificar el diseño para evitar la sobrecarga de información. Un diseño simple y limpio facilita la comprensión y mejora la experiencia del usuario.</text:p>
            </text:list-item>
          </text:list>
        </text:list-item>
      </text:list>
      <text:p text:style-name="Text_20_body"/>
      <text:list text:continue-list="list143836814987954" text:style-name="L1">
        <text:list-item>
          <text:p text:style-name="P3"><text:span text:style-name="Strong_20_Emphasis">Selección de Colores y Tipografías:</text:span></text:p>
          <text:list>
            <text:list-item>
              <text:p text:style-name="P5">Explicar la influencia de los colores y las tipografías en la percepción del usuario.</text:p>
              <text:p text:style-name="P5"/>
            </text:list-item>
          </text:list>
        </text:list-item>
      </text:list>
      <text:p text:style-name="P9">Los colores y tipografías adecuados pueden guiar al usuario a través del contenido y facilitar la interacción con los diferentes elementos de la página. Es importante considerar la legibilidad, el contraste y la accesibilidad para garantizar una experiencia óptima para todos los usuarios.</text:p>
      <text:p text:style-name="P9">Además, los colores y tipografías pueden ser utilizados para destacar elementos importantes, como los botones de llamada a la acción o los títulos de los apartados. Estos elementos visuales ayudan a mejorar la navegabilidad del sitio, permitiendo que los usuarios encuentren fácilmente lo que buscan y realicen las acciones deseadas.</text:p>
      <text:p text:style-name="P1"/>
      <text:list xml:id="list143837307890698" text:continue-numbering="true" text:style-name="L1">
        <text:list-item>
          <text:list>
            <text:list-header>
              <text:p text:style-name="P4"/>
            </text:list-header>
            <text:list-item>
              <text:p text:style-name="P4"><text:soft-page-break/>Proporcionar pautas para elegir combinaciones de colores y tipografías adecuadas para la visualización en pantalla.</text:p>
            </text:list-item>
          </text:list>
        </text:list-item>
      </text:list>
      <text:p text:style-name="P1"/>
      <text:p text:style-name="P10">Combinaciones de colores para sitios web:</text:p>
      <text:list text:style-name="L3">
        <text:list-item>
          <text:p text:style-name="P12"><text:span text:style-name="T1">Colores complementarios</text:span>: Colores opuestos entre sí en la rueda de colores.</text:p>
        </text:list-item>
        <text:list-item>
          <text:p text:style-name="P17"><text:span text:style-name="T4">Colores complementarios descompuestos</text:span><text:span text:style-name="T3">: Se descompone un color en los dos colores adyacentes a él en la rueda de colores y luego se correlaciona ese par con el complemento del color original. </text:span></text:p>
        </text:list-item>
        <text:list-item>
          <text:p text:style-name="P15">Tríadas y tétradas: <text:span text:style-name="T5">Tres o cuatro colores que están separados a la misma distancia en la rueda de colores.</text:span></text:p>
        </text:list-item>
        <text:list-item>
          <text:p text:style-name="P15">Colores análogos: <text:span text:style-name="T5">Estas combinaciones son las que se encuentran una al lado de otra en la rueda de colores.</text:span></text:p>
        </text:list-item>
        <text:list-item>
          <text:p text:style-name="P15">Colores monocromáticos: <text:span text:style-name="T5">Una única combinación de colores que usan varios tonos de un único color.</text:span></text:p>
        </text:list-item>
      </text:list>
      <text:p text:style-name="P11"/>
      <text:p text:style-name="P11">Pautas para elegir tipografías:</text:p>
      <text:list text:style-name="L4">
        <text:list-item>
          <text:p text:style-name="P13"><text:span text:style-name="T1">Fuentes con serifa : </text:span><text:span text:style-name="T5">Fuentes clásicas que tienen un pie decorativo en el extremo del trazo.</text:span></text:p>
        </text:list-item>
        <text:list-item>
          <text:p text:style-name="P16">Fuentes sin serifa: <text:span text:style-name="T5">Fuentes sin pie decorativo.</text:span></text:p>
        </text:list-item>
        <text:list-item>
          <text:p text:style-name="P16">Fuentes con serifas cuadradas: <text:span text:style-name="T5">Fuentes con pies cuadrados. Son perfectas para logos y titulares.</text:span></text:p>
        </text:list-item>
        <text:list-item>
          <text:p text:style-name="P16">Fuentes tipográficas: <text:span text:style-name="T5">Fuentes que lucen similares a cursivas manuscritas. Ideales para titulares o subencabezados.</text:span></text:p>
        </text:list-item>
      </text:list>
      <text:p text:style-name="P11"/>
      <text:list xml:id="list143837556487436" text:continue-list="list143837307890698" text:style-name="L1">
        <text:list-item>
          <text:p text:style-name="P3"><text:span text:style-name="Strong_20_Emphasis">Presentación de Información en Documentos Web:</text:span></text:p>
          <text:list>
            <text:list-item>
              <text:p text:style-name="P4">Analizar diferentes alternativas para organizar y presentar información de manera efectiva en documentos web.</text:p>
            </text:list-item>
          </text:list>
        </text:list-item>
      </text:list>
      <text:list text:style-name="L5">
        <text:list-item>
          <text:p text:style-name="P14">Encabezados y subencabezados:</text:p>
        </text:list-item>
        <text:list-item>
          <text:p text:style-name="P14">Listas:</text:p>
        </text:list-item>
        <text:list-item>
          <text:p text:style-name="P14">Párrafos y separadores:</text:p>
        </text:list-item>
        <text:list-item>
          <text:p text:style-name="P14">Tablas:</text:p>
        </text:list-item>
        <text:list-item>
          <text:p text:style-name="P14">Gráficos e imágenes:</text:p>
        </text:list-item>
        <text:list-item>
          <text:p text:style-name="P14">Tarjetas y módulos</text:p>
        </text:list-item>
        <text:list-item>
          <text:p text:style-name="P14">Acordeones</text:p>
        </text:list-item>
        <text:list-item>
          <text:p text:style-name="P14">Enlaces anclados</text:p>
        </text:list-item>
        <text:list-item>
          <text:p text:style-name="P14">Índice y navegación</text:p>
        </text:list-item>
        <text:list-item>
          <text:p text:style-name="P14">Infografías</text:p>
        </text:list-item>
        <text:list-item>
          <text:p text:style-name="P14">Texto Justificado</text:p>
        </text:list-item>
        <text:list-item>
          <text:p text:style-name="P14">Usar iconos y elementos gráficos</text:p>
        </text:list-item>
        <text:list-item>
          <text:p text:style-name="P14">Textos resaltados</text:p>
        </text:list-item>
        <text:list-item>
          <text:p text:style-name="P14">Textos explciativos</text:p>
        </text:list-item>
      </text:list>
      <text:list text:continue-list="list143837556487436" text:style-name="L1">
        <text:list-header>
          <text:p text:style-name="P4"/>
          <text:list text:continue-numbering="true">
            <text:list-item>
              <text:p text:style-name="P4">Destacar la importancia de la usabilidad y accesibilidad en el diseño de interfaces web.</text:p>
              <text:p text:style-name="P4"/>
            </text:list-item>
          </text:list>
        </text:list-header>
        <text:list-item>
          <text:p text:style-name="P3"><text:span text:style-name="Strong_20_Emphasis">Guía de Estilo en el Desarrollo de Aplicaciones Web:</text:span></text:p>
          <text:list>
            <text:list-item>
              <text:p text:style-name="P4"><text:soft-page-break/>Explicar la función y beneficios de una guía de estilo en el desarrollo web.</text:p>
            </text:list-item>
            <text:list-item>
              <text:p text:style-name="P4">Mostrar ejemplos de cómo aplicar una guía de estilo para mantener consistencia en el diseño de una aplicación web.</text:p>
              <text:p text:style-name="P4"/>
            </text:list-item>
          </text:list>
        </text:list-item>
        <text:list-item>
          <text:p text:style-name="P3"><text:span text:style-name="Strong_20_Emphasis">Herramientas y Aplicaciones para Diseño Web:</text:span></text:p>
          <text:list>
            <text:list-item>
              <text:p text:style-name="P4">Introducir diferentes herramientas y aplicaciones utilizadas para el diseño de documentos web.</text:p>
            </text:list-item>
            <text:list-item>
              <text:p text:style-name="P4">Comparar y contrastar las ventajas y desventajas de varias herramientas disponibles.</text:p>
            </text:list-item>
          </text:list>
        </text:list-item>
      </text:list>
      <text:p text:style-name="P1"/>
      <text:list text:continue-numbering="true" text:style-name="L1">
        <text:list-item>
          <text:p text:style-name="P2">Explicación de mi guía de estil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8:28:35.137000000</meta:creation-date>
    <dc:date>2024-01-30T14:38:34.917000000</dc:date>
    <meta:editing-duration>PT1H51M46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56" meta:word-count="695" meta:character-count="4357" meta:non-whitespace-character-count="3761"/>
  </office:meta>
</office:document-meta>
</file>